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89" style:family="table-column">
      <style:table-column-properties fo:break-before="auto" style:column-width="54.17mm"/>
    </style:style>
    <style:style style:name="co133" style:family="table-column">
      <style:table-column-properties fo:break-before="auto" style:column-width="14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114" style:family="table-column">
      <style:table-column-properties fo:break-before="auto" style:column-width="69.11mm"/>
    </style:style>
    <style:style style:name="co115" style:family="table-column">
      <style:table-column-properties fo:break-before="auto" style:column-width="165.88mm"/>
    </style:style>
    <style:style style:name="co116" style:family="table-column">
      <style:table-column-properties fo:break-before="auto" style:column-width="22.58mm"/>
    </style:style>
    <style:style style:name="co131" style:family="table-column">
      <style:table-column-properties fo:break-before="auto" style:column-width="53.34mm"/>
    </style:style>
    <style:style style:name="co132" style:family="table-column">
      <style:table-column-properties fo:break-before="auto" style:column-width="130.21mm"/>
    </style:style>
    <style:style style:name="co134" style:family="table-column">
      <style:table-column-properties fo:break-before="auto" style:column-width="57.5mm"/>
    </style:style>
    <style:style style:name="co135" style:family="table-column">
      <style:table-column-properties fo:break-before="auto" style:column-width="125.5mm"/>
    </style:style>
    <style:style style:name="co136" style:family="table-column">
      <style:table-column-properties fo:break-before="auto" style:column-width="36.48mm"/>
    </style:style>
    <style:style style:name="co137" style:family="table-column">
      <style:table-column-properties fo:break-before="auto" style:column-width="127.16mm"/>
    </style:style>
    <style:style style:name="co138" style:family="table-column">
      <style:table-column-properties fo:break-before="auto" style:column-width="59.99mm"/>
    </style:style>
    <style:style style:name="co139" style:family="table-column">
      <style:table-column-properties fo:break-before="auto" style:column-width="127.44mm"/>
    </style:style>
    <style:style style:name="co140" style:family="table-column">
      <style:table-column-properties fo:break-before="auto" style:column-width="43.13mm"/>
    </style:style>
    <style:style style:name="co141" style:family="table-column">
      <style:table-column-properties fo:break-before="auto" style:column-width="151.5mm"/>
    </style:style>
    <style:style style:name="co142" style:family="table-column">
      <style:table-column-properties fo:break-before="auto" style:column-width="41.19mm"/>
    </style:style>
    <style:style style:name="co143" style:family="table-column">
      <style:table-column-properties fo:break-before="auto" style:column-width="124.41mm"/>
    </style:style>
    <style:style style:name="co144" style:family="table-column">
      <style:table-column-properties fo:break-before="auto" style:column-width="48.1mm"/>
    </style:style>
    <style:style style:name="co145" style:family="table-column">
      <style:table-column-properties fo:break-before="auto" style:column-width="125.57mm"/>
    </style:style>
    <style:style style:name="co146" style:family="table-column">
      <style:table-column-properties fo:break-before="auto" style:column-width="30.67mm"/>
    </style:style>
    <style:style style:name="co147" style:family="table-column">
      <style:table-column-properties fo:break-before="auto" style:column-width="138.5mm"/>
    </style:style>
    <style:style style:name="co148" style:family="table-column">
      <style:table-column-properties fo:break-before="auto" style:column-width="51.96mm"/>
    </style:style>
    <style:style style:name="co149" style:family="table-column">
      <style:table-column-properties fo:break-before="auto" style:column-width="143.76mm"/>
    </style:style>
    <style:style style:name="co150" style:family="table-column">
      <style:table-column-properties fo:break-before="auto" style:column-width="45.33mm"/>
    </style:style>
    <style:style style:name="co151" style:family="table-column">
      <style:table-column-properties fo:break-before="auto" style:column-width="127.72mm"/>
    </style:style>
    <style:style style:name="co152" style:family="table-column">
      <style:table-column-properties fo:break-before="auto" style:column-width="42.84mm"/>
    </style:style>
    <style:style style:name="co153" style:family="table-column">
      <style:table-column-properties fo:break-before="auto" style:column-width="50.92mm"/>
    </style:style>
    <style:style style:name="co154" style:family="table-column">
      <style:table-column-properties fo:break-before="auto" style:column-width="35.1mm"/>
    </style:style>
    <style:style style:name="co155" style:family="table-column">
      <style:table-column-properties fo:break-before="auto" style:column-width="126.07mm"/>
    </style:style>
    <style:style style:name="co156" style:family="table-column">
      <style:table-column-properties fo:break-before="auto" style:column-width="37.59mm"/>
    </style:style>
    <style:style style:name="co157" style:family="table-column">
      <style:table-column-properties fo:break-before="auto" style:column-width="51.14mm"/>
    </style:style>
    <style:style style:name="co158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14" table:default-cell-style-name="Default"/>
        <table:table-column table:style-name="co115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131" table:default-cell-style-name="Default"/>
        <table:table-column table:style-name="co132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37" table:default-cell-style-name="Default"/>
        <table:table-column table:style-name="co13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39" table:default-cell-style-name="Default"/>
        <table:table-column table:style-name="co14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46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4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52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5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Imelda Munster”, gender: “Fe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athnach”, gender: “Male”, party: “F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Adams”, gender: “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us O'Dowd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d Nash”, gender: “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rett Weldon”, gender: “Male”, party: “AAA-PB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Callan”, gender: “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Dearey”, gender: “Male”, party: “G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a Coffey”, gender: “Female”, party: “FF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ve Yore”, gender: “Fe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wd”, gender: “Male”, status: “RN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oran”, gender: “Fe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Connor”, gender: “Male”, party: “DDI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Bradley”, gender: “Male”, party: “IND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Greene”, gender: “Male”, party: “DDI”, status: “excluded”</text:p>
          </table:table-cell>
          <table:table-cell office:value-type="string" calcext:value-type="string">
            <text:p>, con: “Louth” })</text:p>
          </table:table-cell>
        </table:table-row>
      </table:table>
      <table:table table:name="Sheet32" table:style-name="ta1">
        <table:table-column table:style-name="co69" table:default-cell-style-name="Default"/>
        <table:table-column table:style-name="co141" table:default-cell-style-name="Default"/>
        <table:table-column table:style-name="co142" table:default-cell-style-name="Default"/>
        <table:table-row table:style-name="ro1">
          <table:table-cell office:value-type="string" calcext:value-type="string">
            <text:p><text:s/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ayo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3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73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nda Kenny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Ring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Calleary”, gender: “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sa Chambers”, gender: “Fe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lle Mulherin”, gender: “Female”, party: “FG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e Conway-Walsh”, gender: “Female”, party: “SF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Cowley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arrington”, gender: “Male”, party: “RN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garet Sheehan”, gender: “Female”, party: “G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Moran”, gender: “Male”, party: “AAA-PB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orge O'Malley”, gender:”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Jorda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Manning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ohammad Kamal Uddi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O'Boyle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Forkin”, gender: “Male”, party: “IND”, status: “excluded”</text:p>
          </table:table-cell>
          <table:table-cell office:value-type="string" calcext:value-type="string">
            <text:p>, con: “Mayo” })</text:p>
          </table:table-cell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99" table:default-cell-style-name="Default"/>
        <table:table-column table:style-name="co143" table:default-cell-style-name="Default"/>
        <table:table-column table:style-name="co14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eath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0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6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65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Cassells”, gender: “Male”, party: “F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English”, gender: “Male”, party: “FG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adar Tóibín”, gender: “Male”, party: “S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 Butler”, gender: “Male”, party: “FG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Golden”, gender: “Male”, party: “IND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cMenamin”, gender: “Male”, party: “GP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Lawes”, gender: “Male”, party: “DDI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acy McElhinney”, gender: “Female”, party: “LAB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alone”, gender: “Male”, party: “IND”, status: “excluded”</text:p>
          </table:table-cell>
          <table:table-cell office:value-type="string" calcext:value-type="string">
            <text:p>, con: “Meath West” })</text:p>
          </table:table-cell>
        </table:table-row>
      </table:table>
      <table:table table:name="Sheet35" table:style-name="ta1">
        <table:table-column table:style-name="co86" table:default-cell-style-name="Default"/>
        <table:table-column table:style-name="co145" table:default-cell-style-name="Default"/>
        <table:table-column table:style-name="co14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Offal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6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03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0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arry Cowen”, gender: “Male”, party: “F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ella Corcoran-Kennedy”, gender: “Female”, party: “FG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Nolan”, gender: “Female”, party: “S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Fitzpatrick”, gender: “Male”, party: “FF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eahy”, gender: “Male”, party: “RN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nnigan”, gender: “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Foley”, gender: “Male”, party: “IA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Smollen”, gender: “Male”, party: “IDP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sa Ryan-Feehan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Bopp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Fettes”, gender: “Male”, party: “GP”, status: “excluded”</text:p>
          </table:table-cell>
          <table:table-cell office:value-type="string" calcext:value-type="string">
            <text:p>, con: “Offaly” })</text:p>
          </table:table-cell>
        </table:table-row>
      </table:table>
      <table:table table:name="Sheet36" table:style-name="ta1">
        <table:table-column table:style-name="co117" table:default-cell-style-name="Default"/>
        <table:table-column table:style-name="co147" table:default-cell-style-name="Default"/>
        <table:table-column table:style-name="co9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Roscommon-Galwa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1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2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68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nis Naughten”, gender: “Male”, party: “IND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maurice”, gender: “Male”, party: “IA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ugene Murphy”, gender: “Male”, party: “FF”, status: “elect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a Hopkins”, gender: “Female”, party: “FG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ire Kerrane”, gender: “Female”, party: “S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Curran”, gender: “Male”, party: “FF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Kelly”, gender: “Male”, party: “LAB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Conroy”, gender: “Male”, party: “AAA-PB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Farrell”, gender: “Female”, party: “RN“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riam Hennesy”, gender: “Female”, party: “GP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Coleman”, gender: “Male”, party: “IND”, status: “excluded”</text:p>
          </table:table-cell>
          <table:table-cell office:value-type="string" calcext:value-type="string">
            <text:p>, con: “Roscommon-Galwa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Declan Fallon”, gender: “Male”, party: “IND”, status: “excluded”</text:p>
          </table:table-cell>
          <table:table-cell office:value-type="string" calcext:value-type="string">
            <text:p>, con: “Roscommon-Galway” })</text:p>
          </table:table-cell>
        </table:table-row>
      </table:table>
      <table:table table:name="Sheet37" table:style-name="ta1"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Sligo-Leitrim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59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23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46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Kenny”, gender: “Male”, party: “S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 MacSharry”, gender: “Male”, party: “FF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cLoughlin”, gender: “Male”, party: “FG”, status: “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Scanlon”, gender: “Male”, party: “FF”, status:”elect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Reynolds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MacManus”, gender: “Male”, party: “SF“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Rourke”, gender: “Male”, party: “FF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e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erry”, gender: “Male”, party: “FG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e Casserly”, gender: “Female”, party: “IA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san O'Keeffe”, gender: “Female”, party: “LAB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Gallagher”, gender: “Male”, party: “AAA-PB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O'Hara”, gender: “Fe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 Guckian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barr Filan”, gender: “Male”, party: “RN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eslie O'Hora”, gender: “Female”, party: “GP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 Murray”, gender: “Male”, party: “IND”, status: “excluded”</text:p>
          </table:table-cell>
          <table:table-cell office:value-type="string" calcext:value-type="string">
            <text:p>, con: “Sligo-Leitrim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Sweeney”, gender: “Male”, party: “IND”, status: “excluded”</text:p>
          </table:table-cell>
          <table:table-cell office:value-type="string" calcext:value-type="string">
            <text:p>, con: “Sligo-Leitrim” })</text:p>
          </table:table-cell>
        </table:table-row>
      </table:table>
      <table:table table:name="Sheet38" table:style-name="ta1">
        <table:table-column table:style-name="co86" table:default-cell-style-name="Default"/>
        <table:table-column table:style-name="co151" table:default-cell-style-name="Default"/>
        <table:table-column table:style-name="co15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Tippera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6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79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99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ackie Cahill”, gender: “Female”, party: “FF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Lowry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ttie McGrath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Healy”, gender: “Male”, party: “IND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Kelly”, gender: “Male”, party: “LAB”, status: “elect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ayes”, gender: “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Smith”, gender: “Male”, party: “FF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orris”, gender: “Male”, party: “SF”, status: ”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Coonan”, gender: “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obhán Ambrose”, gender: “Female”, party: “FF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e Murphy”, gender: “Female”, party: “FG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aróid Fitzgibbon”, gender: “Male”, party: “GP”, status: “excluded”</text:p>
          </table:table-cell>
          <table:table-cell office:value-type="string" calcext:value-type="string">
            <text:p>, con: “Tippera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Dillon”, gender: “IND“, status: “excluded”</text:p>
          </table:table-cell>
          <table:table-cell office:value-type="string" calcext:value-type="string">
            <text:p>, con: “Tipperary” })</text:p>
          </table:table-cell>
        </table:table-row>
      </table:table>
      <table:table table:name="Sheet39" table:style-name="ta1">
        <table:table-column table:style-name="co153" table:default-cell-style-name="Default"/>
        <table:table-column table:style-name="co137" table:default-cell-style-name="Default"/>
        <table:table-column table:style-name="co15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Waterford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81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Halligan”, gender: “Male”, party: “IA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Butler”, gender: “Female”, party: “FF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Cullinane”, gender: “Male”, party: “SF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easy”, gender: “Male”, party: “FG”, status: “elect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die Coffey”, gender: “Male”, party: “FG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Sullivan”, gender: “Female”, party: “GP”, status: <text:s/>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Conway”, gender: “Female”, party: “LAB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Una Dunphy”, gender: “Female”, party: “AAA-PBP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ilo Power”, gender: “Female”, party: “RN“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. Walsh”, gender: “Male”, party: “IND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ward Quilty”, gender: “Male”, party: “DDI”, status: “excluded”</text:p>
          </table:table-cell>
          <table:table-cell office:value-type="string" calcext:value-type="string">
            <text:p>, con: “Water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eikh Mohiuddin Ahmed”, gender: “Male”, party: “IND”, status: “excluded”</text:p>
          </table:table-cell>
          <table:table-cell office:value-type="string" calcext:value-type="string">
            <text:p>, con: “Waterford” })</text:p>
          </table:table-cell>
        </table:table-row>
      </table:table>
      <table:table table:name="Sheet40" table:style-name="ta1">
        <table:table-column table:style-name="co86" table:default-cell-style-name="Default"/>
        <table:table-column table:style-name="co155" table:default-cell-style-name="Default"/>
        <table:table-column table:style-name="co1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Wexford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86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16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4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k Wallace”, gender: “Male”, party: “IND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rowne”, gender: “Male”, party: “FF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Howlin”, gender: “Male”, party: “LAB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D'Arcy”, gender: “Male”, party: “FG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Kehoe”, gender: “Male”, party: “FG”, status: “elect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Mythen”, gender: “Male”, party: “SF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Byrne”, gender: “Male”, party: “FF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Carthy”, gender: “Male”, party: “IN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Byrne”, gender: “Female”, party: “FF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eonard Kelly”, gender: “Male”, party: “S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Wadding”, gender: “Female”, party: “AAA-PBP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wyer”, gender: “Male”, party: “IN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Hogan”, gender: “Female”, party: “FG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Walsh”, gender: “Female”, party: “GP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Foxe”, gender: “Female”, party: “IN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Moloney”, gender: “Male”, party: “IND”, status: “excluded”</text:p>
          </table:table-cell>
          <table:table-cell office:value-type="string" calcext:value-type="string">
            <text:p>, con: “Wexford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Lloyd”, gender: “Male”, party: “DDI”, status: “excluded”</text:p>
          </table:table-cell>
          <table:table-cell office:value-type="string" calcext:value-type="string">
            <text:p>, con: “Wexford” })</text:p>
          </table:table-cell>
        </table:table-row>
      </table:table>
      <table:table table:name="Sheet41" table:style-name="ta1">
        <table:table-column table:style-name="co157" table:default-cell-style-name="Default"/>
        <table:table-column table:style-name="co137" table:default-cell-style-name="Default"/>
        <table:table-column table:style-name="co1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Wicklow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78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88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6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tephen Donnelly”, gender: “Male”, party: “SD”, status: “elect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dy”, gender: “Male”, party: “SF”, status: “elect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Harris”, gender: “Male”, party: “FG”, status: “elect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Doyle”, gender: “Male”, party: “FG”, status: “elect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Casey”, gender: “Male”, party: “FF”, status: “elect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illy Timmins”, gender: “Male”, party: “RN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ehan”, gender: “Male”, party: “IND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Ferris”, gender: “Female”, party: “LAB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Cuffe”, gender: “Female”, party: “FF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ril Cronin”, gender: “Female”, party: “FG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Briggs”, gender: “Female”, party: “AAA-PBP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Matthews”, gender: “Male”, party: “GP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a Doyle”, gender: “Female”, party: “AAA-PBP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Keddy”, gender: “Male”, party: “IND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rina Hutchinson”, gender: “Female”, party: “DDI”, status: “excluded”</text:p>
          </table:table-cell>
          <table:table-cell office:value-type="string" calcext:value-type="string">
            <text:p>, con: “Wicklow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 Kearns”, gender: “Male”, party: ”IND”, status: “excluded”</text:p>
          </table:table-cell>
          <table:table-cell office:value-type="string" calcext:value-type="string">
            <text:p>, con: “Wicklow” }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6:32:47.129000000</dc:date>
    <meta:editing-duration>PT10H34M20S</meta:editing-duration>
    <meta:editing-cycles>303</meta:editing-cycles>
    <meta:generator>LibreOffice/5.1.0.3$Windows_x86 LibreOffice_project/5e3e00a007d9b3b6efb6797a8b8e57b51ab1f737</meta:generator>
    <meta:document-statistic meta:table-count="40" meta:cell-count="2496" meta:object-count="0"/>
  </office:meta>
</office:document-meta>
</file>